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3333f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color="#3333ff"/>
    </style:style>
    <style:style style:name="P5" style:family="paragraph" style:parent-style-name="Standard" style:list-style-name="L1"/>
    <style:style style:name="T1" style:family="text">
      <style:text-properties fo:color="#3333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c de machines</text:p>
      <text:p text:style-name="Standard"/>
      <text:p text:style-name="Standard"/>
      <text:p text:style-name="Standard">golem, rondoudou, carapuce, behemot, <text:span text:style-name="T1">autremachinejean, autremachineRicardo</text:span></text:p>
      <text:p text:style-name="Standard"/>
      <text:p text:style-name="Standard">MDS : 3</text:p>
      <text:p text:style-name="Standard"><text:tab/>- carapuce</text:p>
      <text:p text:style-name="Standard"><text:tab/><text:span text:style-name="T1">- autremachinejean</text:span></text:p>
      <text:p text:style-name="P1"><text:tab/>- autremachineRicardo</text:p>
      <text:p text:style-name="P1"/>
      <text:p text:style-name="Standard">OSD : 3</text:p>
      <text:p text:style-name="Standard"><text:s/><text:tab/>- golem</text:p>
      <text:p text:style-name="Standard"><text:tab/>- ronboudou</text:p>
      <text:p text:style-name="Standard"><text:tab/>-<text:span text:style-name="T1"> behemo</text:span><text:span text:style-name="T1">t</text:span></text:p>
      <text:p text:style-name="P1"/>
      <text:p text:style-name="Standard">Monitor : 1 <text:span text:style-name="T1">???</text:span></text:p>
      <text:p text:style-name="Standard"><text:tab/>- golem</text:p>
      <text:p text:style-name="Standard"><text:tab/>- <text:span text:style-name="T1">???</text:span></text:p>
      <text:p text:style-name="Standard"/>
      <text:p text:style-name="Standard">Client : 2</text:p>
      <text:p text:style-name="Standard"><text:tab/><text:span text:style-name="T1">- machineperso1</text:span></text:p>
      <text:p text:style-name="P1"><text:tab/>- machineperso2</text:p>
      <text:p text:style-name="P1"/>
      <text:p text:style-name="Standard"/>
      <text:p text:style-name="P2">Test disponibilité</text:p>
      <text:p text:style-name="P2"/>
      <text:p text:style-name="P3">supprimer un OSD</text:p>
      <text:p text:style-name="P3">supprimer deux OSD</text:p>
      <text:p text:style-name="P3">perte de données ? Conséquences niveau client ? Malgrès perte de données, etat du cluster ? Fonctionne encore ou totalement HS ?</text:p>
      <text:p text:style-name="P3"/>
      <text:p text:style-name="P3">supprimer un MDS</text:p>
      <text:p text:style-name="P3">supprimer deux MDS</text:p>
      <text:p text:style-name="P3">supprimer tous les MDS</text:p>
      <text:p text:style-name="P3"/>
      <text:p text:style-name="P3">supprimer le monitor</text:p>
      <text:p text:style-name="P3"/>
      <text:p text:style-name="P2"/>
      <text:p text:style-name="P2">Test performance</text:p>
      <text:p text:style-name="Standard"/>
      <text:p text:style-name="Standard">acces sequentiels/aléatoires</text:p>
      <text:p text:style-name="Standard">gros fichiers/petits fichiers</text:p>
      <text:p text:style-name="Standard">bas niveau : dd : copie octet par octet/copie haut niveau</text:p>
      <text:p text:style-name="Standard">Acces concurrentiels</text:p>
      <text:p text:style-name="Standard"/>
      <text:p text:style-name="Standard">Tester différence entre les différents systèmes de fichiers : </text:p>
      <text:list xml:id="list567353960" text:style-name="L1">
        <text:list-item>
          <text:list>
            <text:list-item>
              <text:p text:style-name="P5">coté serveur : actuellement xfs, voir btrfs cephfs, ext4..........</text:p>
            </text:list-item>
            <text:list-item>
              <text:p text:style-name="P5">coté client : actuellement ext4, voir autres possibilité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ustibot </meta:initial-creator>
    <meta:creation-date>2014-02-26T14:12:47.868215742</meta:creation-date>
    <dc:date>2014-02-26T15:52:05</dc:date>
    <meta:editing-duration>PT11M3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32" meta:word-count="133" meta:character-count="851" meta:non-whitespace-character-count="740"/>
  </office:meta>
</office:document-meta>
</file>